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margin-top="0.101cm" fo:margin-bottom="0cm"/>
      <style:text-properties style:font-name="Helvetica-Narrow4" fo:font-size="18pt" style:font-size-asian="18pt" style:font-size-complex="18pt"/>
    </style:style>
    <style:style style:name="P5" style:family="paragraph" style:parent-style-name="p">
      <style:paragraph-properties fo:margin-top="7.2cm" fo:margin-bottom="0.15cm"/>
      <style:text-properties style:font-name="Helvetica-Narrow5" fo:font-size="30pt" style:font-size-asian="30pt" style:font-size-complex="30pt" style:text-scale="115%"/>
    </style:style>
    <style:style style:name="P6" style:family="paragraph" style:parent-style-name="p">
      <style:paragraph-properties fo:margin-top="0.15cm" fo:margin-bottom="0.21cm"/>
      <style:text-properties style:font-name="Helvetica-Narrow5" fo:font-size="12pt" style:font-size-asian="12pt" style:font-size-complex="12pt"/>
    </style:style>
    <style:style style:name="P7" style:family="paragraph" style:parent-style-name="p">
      <style:paragraph-properties fo:margin-top="5.001cm" fo:margin-bottom="0.21cm"/>
    </style:style>
    <style:style style:name="P8" style:family="paragraph" style:parent-style-name="p">
      <style:paragraph-properties fo:margin-top="0cm" fo:margin-bottom="0.42cm"/>
    </style:style>
    <style:style style:name="P9" style:family="paragraph" style:parent-style-name="p">
      <style:paragraph-properties fo:margin-left="0cm" fo:margin-right="0cm" fo:text-indent="0cm" style:auto-text-indent="false"/>
      <style:text-properties style:font-name="Helvetica-Narrow5" fo:font-size="10pt" style:font-size-asian="10pt" style:font-size-complex="10pt"/>
    </style:style>
    <style:style style:name="P10" style:family="paragraph" style:parent-style-name="p-right">
      <style:text-properties style:font-name="Helvetica-Narrow5" fo:font-size="14pt" style:font-size-asian="14pt" style:font-size-complex="14pt"/>
    </style:style>
    <style:style style:name="P11" style:family="paragraph" style:parent-style-name="p">
      <style:paragraph-properties fo:break-before="page"/>
    </style:style>
    <style:style style:name="P1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13" style:family="paragraph" style:parent-style-name="Title-book" style:master-page-name=""/>
    <style:style style:name="P14" style:family="paragraph" style:parent-style-name="Title-chapter" style:master-page-name="Standard"/>
    <style:style style:name="P15" style:family="paragraph" style:parent-style-name="Title-chapter" style:master-page-name="Standard">
      <style:paragraph-properties fo:break-before="auto" fo:break-after="auto"/>
    </style:style>
    <style:style style:name="P16" style:family="paragraph" style:parent-style-name="Contents_20_1">
      <style:paragraph-properties>
        <style:tab-stops>
          <style:tab-stop style:position="14.601cm" style:type="right"/>
        </style:tab-stops>
      </style:paragraph-properties>
    </style:style>
    <style:style style:name="P17" style:family="paragraph" style:parent-style-name="p" style:master-page-name="First_20_Page"/>
    <style:style style:name="P18" style:family="paragraph" style:parent-style-name="p" style:master-page-name="">
      <style:paragraph-properties fo:margin-top="0cm" fo:margin-bottom="0.21cm"/>
      <style:text-properties style:font-name="Helvetica-Narrow5" fo:font-size="11pt" style:font-size-asian="11pt" style:font-size-complex="11pt"/>
    </style:style>
    <style:style style:name="P19" style:family="paragraph" style:parent-style-name="p" style:master-page-name="Copyright_20_Page"/>
    <style:style style:name="P20" style:family="paragraph" style:parent-style-name="p" style:master-page-name="">
      <style:paragraph-properties fo:margin-top="9.999cm" fo:margin-bottom="0.21cm"/>
      <style:text-properties style:font-name="Helvetica-Narrow5" fo:font-size="10pt" style:font-size-asian="10pt" style:font-size-complex="10pt"/>
    </style:style>
    <style:style style:name="P21" style:family="paragraph" style:parent-style-name="p" style:master-page-name="TOC_20_Page">
      <style:text-properties style:font-name="Helvetica-Narrow4" fo:font-size="34pt" style:font-size-asian="34pt" style:font-size-complex="34pt"/>
    </style:style>
    <style:style style:name="P22" style:family="paragraph" style:parent-style-name="p" style:master-page-name="Standard">
      <style:paragraph-properties style:page-number="1"/>
    </style:style>
    <style:style style:name="T1" style:family="text"/>
    <style:style style:name="Sect1" style:family="section">
      <style:section-properties style:editable="false">
        <style:columns fo:column-count="0" fo:column-gap="0cm"/>
      </style:section-propertie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
      <text:p text:style-name="P13">XXXXX<text:line-break/><text:line-break/>XXXXX</text:p>
      <text:p text:style-name="p"/>
      <text:p text:style-name="P4">Faculty of XXXX</text:p>
      <text:p text:style-name="P18"/>
      <text:p text:style-name="P5">Study book</text:p>
      <text:p text:style-name="P6"/>
      <text:p text:style-name="p"/>
      <text:p text:style-name="p"/>
      <text:p text:style-name="P19"/>
      <text:p text:style-name="P7"/>
      <text:p text:style-name="P8"/>
      <text:p text:style-name="P20"><text:span text:style-name="i-b">XXXXXX</text:span></text:p>
      <text:p text:style-name="P9">XXXXXXX</text:p>
      <text:p text:style-name="p"/>
      <text:p text:style-name="P21">Table of contents</text:p>
      <text:p text:style-name="p"/>
      <text:p text:style-name="P10">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p text:style-name="P16">Module 1 – This is Module One<text:tab/>2</text:p>
          <text:p text:style-name="P16">Module 2 – This is Module Two<text:tab/>4</text:p>
        </text:index-body>
      </text:table-of-content>
      <text:p text:style-name="p"/>
      <text:p text:style-name="p"/>
      <text:p text:style-name="P22">xxxx--DropPara--</text:p>
      <text:p text:style-name="p"><text:bookmark text:name="_end_of_template_"/></text:p>
      <text:p text:style-name="p"/>
      <text:h text:style-name="P15" text:outline-level="1"><text:bookmark text:name="_Start_1"/>This is Module One</text:h>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text:span text:style-name="i-b">Bold</text:span></text:p>
      <text:p text:style-name="p"/>
      <text:p text:style-name="P11">   </text:p>
      <text:p text:style-name="Standard">   <text:bookmark text:name="_End_1"/></text:p>
      <text:p text:style-name="Standard"/>
      <text:h text:style-name="P14" text:outline-level="1"><text:bookmark text:name="_Start_2"/>This is Module Two</text:h>
      <text:p text:style-name="p">Lorem ipsum dolor sit amet, consectetuer adipiscing elit. Nullam tempus, sapien vitae auctor imperdiet, nulla mi ornare tortor, non ullamcorper eros eros pretium lacus. Etiam porttitor velit sit amet nisl. Pellentesque blandit, nibh non scelerisque lobortis, metus lectus interdum eros, a iaculis lorem erat id neque. </text:p>
      <text:p text:style-name="p">Cum sociis natoque penatibus et magnis dis parturient montes, nascetur ridiculus mus. In hac habitasse platea dictumst. Suspendisse venenatis. Morbi mauris. Maecenas leo nisi, hendrerit id, cursus sagittis, convallis ac, nunc. Nam varius varius pede. Aliquam erat volutpat. </text:p>
      <text:p text:style-name="p">Nunc consectetuer mi porta magna. Praesent luctus, dolor vitae consequat egestas, nisl nunc sodales mauris, vitae porta lorem ante ut ante. Integer ipsum leo, lacinia quis, convallis quis, iaculis hendrerit, neque. Cras aliquet. Pellentesque lacus nisi, sagittis in, sodales convallis, cursus a, libero. Nulla facilisis pharetra sapien. Duis quis arcu. Donec sit amet mauris vel velit molestie condimentum. Maecenas aliquam eros quis lorem eleifend varius.</text:p>
      <text:p text:style-name="p"/>
      <text:p text:style-name="P11">   </text:p>
      <text:p text:style-name="Standard">   <text:bookmark text:name="_End_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5"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4"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smallfont" style:family="paragraph" style:master-page-name="">
      <style:text-properties fo:font-size="2pt"/>
    </style:style>
    <style:style style:name="h-presentation" style:family="paragraph" style:parent-style-name="Heading_20_6" style:master-page-name="">
      <style:paragraph-properties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fo:padding="0.049cm" fo:border-left="none" fo:border-right="none" fo:border-top="none" fo:border-bottom="0.018cm solid #000000"/>
    </style:style>
    <style:style style:name="h-video" style:family="paragraph" style:parent-style-name="Heading_20_6" style:master-page-name="">
      <style:paragraph-properties fo:padding="0.049cm" fo:border-left="none" fo:border-right="none" fo:border-top="none" fo:border-bottom="0.018cm solid #000000"/>
    </style:style>
    <style:style style:name="h-cd" style:family="paragraph" style:parent-style-name="Heading_20_6" style:master-page-name="">
      <style:paragraph-properties fo:background-color="transparent" fo:padding="0.049cm" fo:border-left="none" fo:border-right="none" fo:border-top="none" fo:border-bottom="0.018cm solid #00000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tudy Book</text:title></text:p>
            </table:table-cell>
            <table:table-cell table:style-name="BodyFooter.A1" office:value-type="string">
              <text:p text:style-name="P1"><text:span text:style-name="i-b"><text:page-number text:select-page="current">5</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5</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5</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5</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Study Book</text:title></text:p>
            </table:table-cell>
            <table:table-cell table:style-name="Table46.A1" office:value-type="string">
              <text:p text:style-name="P1"><text:span text:style-name="i-b"><text:page-number text:select-page="current">5</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5</text:page-number></text:span></text:p>
            </table:table-cell>
            <table:table-cell office:value-type="string">
              <text:p text:style-name="P3"><text:subject/></text:p>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style:master-page style:name="Module_20_01" style:display-name="Module 01" style:page-layout-name="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P1"><text:span text:style-name="i-b"><text:chapter text:display="plain-number" text:outline-level="1"/></text:span><text:span text:style-name="i-b">.</text:span><text:span text:style-name="i-b"><text:page-number text:select-page="current">5</text:page-number></text:span></text:p>
            </table:table-cell>
          </table:table-row>
        </table:table>
        <text:p text:style-name="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Study Book</dc:title>
    <meta:initial-creator>Pamela Glossop</meta:initial-creator>
    <meta:creation-date>2006-10-27T12:11:07</meta:creation-date>
    <dc:date>2007-05-01T15:56:49</dc:date>
    <dc:language>en-US</dc:language>
    <meta:editing-cycles>9</meta:editing-cycles>
    <meta:editing-duration>PT17M16S</meta:editing-duration>
    <meta:template xlink:type="simple" xlink:actuate="onRequest" xlink:role="template" xlink:href="/Users/debyld/workspace/content/packages/ICE/content/packages/ICE/content/packages/ICE/content/packages/ICE/content/packages/courseware/mgt/8016/2007/ice-template.ott" xlink:title="ice-template" meta:date="2007-04-19T16:42:10"/>
    <meta:user-defined meta:name="Info 1"/>
    <meta:user-defined meta:name="Info 2"/>
    <meta:user-defined meta:name="Info 3"/>
    <meta:user-defined meta:name="Info 4"/>
    <meta:document-statistic meta:table-count="48" meta:image-count="0" meta:object-count="0" meta:page-count="9" meta:paragraph-count="75" meta:word-count="336" meta:character-count="242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